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xkcd Script" svg:font-family="'xkcd Script'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6cm" draw:marker-end-width="0.356cm" draw:fill="solid" draw:fill-color="#87cefa" draw:textarea-horizontal-align="justify" draw:textarea-vertical-align="middle" draw:auto-grow-height="false" fo:min-height="1.313cm" fo:min-width="1.062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000000" draw:marker-start-width="0.356cm" draw:marker-end-width="0.356cm" draw:fill="solid" draw:fill-color="#87cefa" draw:textarea-horizontal-align="justify" draw:textarea-vertical-align="middle" draw:auto-grow-height="false" fo:min-height="1.313cm" fo:min-width="1.063cm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0000" draw:marker-start-width="0.356cm" draw:marker-end-width="0.356cm" draw:fill="solid" draw:fill-color="#7fffd4" draw:textarea-horizontal-align="justify" draw:textarea-vertical-align="middle" draw:auto-grow-height="false" fo:min-height="1.313cm" fo:min-width="1.062cm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0000" draw:marker-start-width="0.356cm" draw:marker-end-width="0.356cm" draw:fill="solid" draw:fill-color="#7fffd4" draw:textarea-horizontal-align="justify" draw:textarea-vertical-align="middle" draw:auto-grow-height="false" fo:min-height="1.313cm" fo:min-width="1.063cm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000000" draw:marker-start-width="0.356cm" draw:marker-end-width="0.356cm" draw:fill="solid" draw:fill-color="#ffdead" draw:textarea-horizontal-align="justify" draw:textarea-vertical-align="middle" draw:auto-grow-height="false" fo:min-height="1.313cm" fo:min-width="1.062cm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000000" draw:marker-start-width="0.356cm" draw:marker-end-width="0.356cm" draw:fill="solid" draw:fill-color="#ffdead" draw:textarea-horizontal-align="justify" draw:textarea-vertical-align="middle" draw:auto-grow-height="false" fo:min-height="1.313cm" fo:min-width="1.063cm" fo:padding-top="0.176cm" fo:padding-bottom="0.176cm" fo:padding-left="0.301cm" fo:padding-right="0.301cm"/>
    </style:style>
    <style:style style:name="gr7" style:family="graphic" style:parent-style-name="standard">
      <style:graphic-properties svg:stroke-width="0.102cm" svg:stroke-color="#000000" draw:marker-start-width="0.356cm" draw:marker-end-width="0.356cm" draw:fill="solid" draw:fill-color="#f08080" draw:textarea-horizontal-align="justify" draw:textarea-vertical-align="middle" draw:auto-grow-height="false" fo:min-height="1.312cm" fo:min-width="1.062cm" fo:padding-top="0.176cm" fo:padding-bottom="0.176cm" fo:padding-left="0.301cm" fo:padding-right="0.301cm"/>
    </style:style>
    <style:style style:name="gr8" style:family="graphic" style:parent-style-name="standard">
      <style:graphic-properties svg:stroke-width="0.102cm" svg:stroke-color="#000000" draw:marker-start-width="0.356cm" draw:marker-end-width="0.356cm" draw:fill="solid" draw:fill-color="#f08080" draw:textarea-horizontal-align="justify" draw:textarea-vertical-align="middle" draw:auto-grow-height="false" fo:min-height="1.312cm" fo:min-width="1.063cm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6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3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3.62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.695cm"/>
      <style:paragraph-properties style:writing-mode="lr-tb"/>
    </style:style>
    <style:style style:name="gr13" style:family="graphic" style:parent-style-name="standard">
      <style:graphic-properties draw:stroke="none" draw:fill="none" fo:min-height="0.962cm"/>
      <style:paragraph-properties style:writing-mode="lr-tb"/>
    </style:style>
    <style:style style:name="gr14" style:family="graphic" style:parent-style-name="standard">
      <style:graphic-properties svg:stroke-width="0.102cm" svg:stroke-color="#000000" draw:marker-start-width="0.356cm" draw:marker-end-width="0.356cm" draw:fill="none" draw:fill-color="#ffffff" draw:textarea-horizontal-align="justify" draw:textarea-vertical-align="middle" draw:auto-grow-height="false" fo:min-height="0.703cm" fo:min-width="2.557cm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-width="0.356cm" draw:marker-end-width="0.356cm" draw:fill="none" draw:fill-color="#ffffff" draw:textarea-horizontal-align="justify" draw:textarea-vertical-align="middle" draw:auto-grow-height="false" fo:min-height="0.601cm" fo:min-width="2.455cm" fo:padding-top="0.176cm" fo:padding-bottom="0.176cm" fo:padding-left="0.301cm" fo:padding-right="0.301cm"/>
    </style:style>
    <style:style style:name="gr16" style:family="graphic" style:parent-style-name="standard">
      <style:graphic-properties draw:stroke="none" draw:fill="none" fo:min-height="0.722cm"/>
      <style:paragraph-properties style:writing-mode="lr-tb"/>
    </style:style>
    <style:style style:name="gr17" style:family="graphic" style:parent-style-name="standard">
      <style:graphic-properties draw:stroke="none" draw:fill="none" fo:min-height="0.72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29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43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57cm" fo:min-width="0cm"/>
      <style:paragraph-properties style:writing-mode="lr-tb"/>
    </style:style>
    <style:style style:name="P1" style:family="paragraph">
      <loext:graphic-properties draw:fill="solid" draw:fill-color="#87cefa"/>
      <style:paragraph-properties fo:text-align="center"/>
    </style:style>
    <style:style style:name="P2" style:family="paragraph">
      <loext:graphic-properties draw:fill="solid" draw:fill-color="#7fffd4"/>
      <style:paragraph-properties fo:text-align="center"/>
    </style:style>
    <style:style style:name="P3" style:family="paragraph">
      <loext:graphic-properties draw:fill="solid" draw:fill-color="#ffdead"/>
      <style:paragraph-properties fo:text-align="center"/>
    </style:style>
    <style:style style:name="P4" style:family="paragraph">
      <loext:graphic-properties draw:fill="solid" draw:fill-color="#f08080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 style:writing-mode="lr-tb"/>
      <style:text-properties style:font-name="Liberation Serif" fo:font-size="24pt" style:font-size-asian="24pt" style:font-size-complex="24pt"/>
    </style:style>
    <style:style style:name="P9" style:family="paragraph">
      <loext:graphic-properties draw:fill="none" draw:fill-color="#ffffff"/>
      <style:paragraph-properties style:writing-mode="lr-tb"/>
      <style:text-properties style:font-name="Liberation Mono1"/>
    </style:style>
    <style:style style:name="P10" style:family="paragraph">
      <loext:graphic-properties draw:fill="none" draw:fill-color="#ffffff"/>
      <style:paragraph-properties style:writing-mode="lr-tb"/>
      <style:text-properties fo:color="#ff0000" loext:opacity="100%" fo:font-size="72pt" fo:font-weight="bold" style:font-size-asian="72pt" style:font-weight-asian="bold" style:font-size-complex="72pt" style:font-weight-complex="bold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 style:writing-mode="lr-tb"/>
      <style:text-properties style:font-name="xkcd Script" fo:font-size="24pt" style:font-size-asian="24pt" style:font-size-complex="24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Mono1" fo:font-size="22pt" style:font-size-asian="22pt" style:font-size-complex="22pt"/>
    </style:style>
    <style:style style:name="T3" style:family="text">
      <style:text-properties style:font-name="Liberation Serif" fo:font-size="24pt" style:font-size-asian="24pt" style:font-size-complex="24pt"/>
    </style:style>
    <style:style style:name="T4" style:family="text">
      <style:text-properties style:font-name="Liberation Mono1"/>
    </style:style>
    <style:style style:name="T5" style:family="text">
      <style:text-properties fo:color="#ff0000" loext:opacity="100%" fo:font-size="72pt" fo:font-weight="bold" style:font-size-asian="72pt" style:font-weight-asian="bold" style:font-size-complex="72pt" style:font-weight-complex="bold"/>
    </style:style>
    <style:style style:name="T6" style:family="text">
      <style:text-properties style:font-name="Liberation Mono1" fo:font-size="24pt" style:font-size-asian="24pt" style:font-size-complex="24pt"/>
    </style:style>
    <style:style style:name="T7" style:family="text">
      <style:text-properties style:font-name="xkcd Script" fo:font-size="24pt" style:font-size-asian="24pt" style:font-size-complex="24pt"/>
    </style:style>
    <style:style style:name="T8" style:family="text">
      <style:text-properties style:font-name="Liberation Mono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64cm" svg:height="1.665cm" svg:x="2.825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65cm" svg:height="1.665cm" svg:x="4.485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65cm" svg:height="1.665cm" svg:x="6.145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65cm" svg:height="1.665cm" svg:x="7.805cm" svg:y="7.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64cm" svg:height="1.665cm" svg:x="9.466cm" svg:y="7.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64cm" svg:height="1.665cm" svg:x="2.825cm" svg:y="9.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65cm" svg:height="1.665cm" svg:x="4.485cm" svg:y="9.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65cm" svg:height="1.665cm" svg:x="6.145cm" svg:y="9.5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664cm" svg:height="1.665cm" svg:x="2.825cm" svg:y="11.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665cm" svg:height="1.665cm" svg:x="4.485cm" svg:y="11.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665cm" svg:height="1.665cm" svg:x="6.145cm" svg:y="11.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665cm" svg:height="1.665cm" svg:x="7.805cm" svg:y="11.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64cm" svg:height="1.664cm" svg:x="2.825cm" svg:y="12.8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65cm" svg:height="1.664cm" svg:x="4.485cm" svg:y="12.891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591cm" svg:height="1.673cm" svg:x="2.6cm" svg:y="6.705cm">
          <draw:text-box>
            <text:p text:style-name="P5"><text:span text:style-name="T1">Ragged array </text:span><text:span text:style-name="T2">x_ragged</text:span></text:p>
          </draw:text-box>
        </draw:frame>
        <draw:frame draw:style-name="gr10" draw:text-style-name="P8" draw:layer="layout" svg:width="12.493cm" svg:height="1.393cm" svg:x="2.477cm" svg:y="1.602cm">
          <draw:text-box>
            <text:p text:style-name="P7"><text:span text:style-name="T3">Chunking a ragged array</text:span></text:p>
          </draw:text-box>
        </draw:frame>
        <draw:custom-shape draw:style-name="gr1" draw:text-style-name="P1" draw:layer="layout" svg:width="1.664cm" svg:height="1.665cm" svg:x="17.851cm" svg:y="7.1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65cm" svg:height="1.665cm" svg:x="19.511cm" svg:y="7.1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65cm" svg:height="1.665cm" svg:x="21.671cm" svg:y="7.1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65cm" svg:height="1.665cm" svg:x="23.331cm" svg:y="7.1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64cm" svg:height="1.665cm" svg:x="25.492cm" svg:y="7.1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64cm" svg:height="1.665cm" svg:x="17.851cm" svg:y="9.2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65cm" svg:height="1.665cm" svg:x="19.511cm" svg:y="9.2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65cm" svg:height="1.665cm" svg:x="21.671cm" svg:y="9.29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664cm" svg:height="1.665cm" svg:x="17.851cm" svg:y="11.4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665cm" svg:height="1.665cm" svg:x="19.511cm" svg:y="11.4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665cm" svg:height="1.665cm" svg:x="21.671cm" svg:y="11.4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665cm" svg:height="1.665cm" svg:x="23.331cm" svg:y="11.4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64cm" svg:height="1.664cm" svg:x="17.851cm" svg:y="13.6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65cm" svg:height="1.664cm" svg:x="19.511cm" svg:y="13.617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24.124cm" svg:height="0.971cm" svg:x="2.592cm" svg:y="3.851cm">
          <draw:text-box>
            <text:p><text:span text:style-name="T4">x_chunked = apply_ragged(chunk, [x_ragged], rowsize, length=2)</text:span></text:p>
          </draw:text-box>
        </draw:frame>
        <draw:custom-shape draw:style-name="gr1" draw:text-style-name="P1" draw:layer="layout" svg:width="1.664cm" svg:height="1.665cm" svg:x="34.252cm" svg:y="6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65cm" svg:height="1.665cm" svg:x="35.912cm" svg:y="6.6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64cm" svg:height="1.665cm" svg:x="34.252cm" svg:y="9.8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65cm" svg:height="1.665cm" svg:x="35.912cm" svg:y="9.89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664cm" svg:height="1.665cm" svg:x="34.252cm" svg:y="13.1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665cm" svg:height="1.665cm" svg:x="35.912cm" svg:y="13.1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64cm" svg:height="1.664cm" svg:x="34.252cm" svg:y="14.8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65cm" svg:height="1.664cm" svg:x="35.912cm" svg:y="14.817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2.195cm" svg:height="3.088cm" svg:x="25.207cm" svg:y="6.462cm">
          <draw:text-box>
            <text:p><text:span text:style-name="T5">X</text:span></text:p>
          </draw:text-box>
        </draw:frame>
        <draw:frame draw:style-name="gr12" draw:text-style-name="P10" draw:layer="layout" svg:width="2.195cm" svg:height="3.088cm" svg:x="21.408cm" svg:y="8.562cm">
          <draw:text-box>
            <text:p><text:span text:style-name="T5">X</text:span></text:p>
          </draw:text-box>
        </draw:frame>
        <draw:frame draw:style-name="gr13" draw:text-style-name="P11" draw:layer="layout" svg:width="5.08cm" svg:height="1.212cm" svg:x="33.42cm" svg:y="5.359cm">
          <draw:text-box>
            <text:p><text:span text:style-name="T6">x_chunked</text:span></text:p>
          </draw:text-box>
        </draw:frame>
        <draw:custom-shape draw:style-name="gr1" draw:text-style-name="P1" draw:layer="layout" svg:width="1.664cm" svg:height="1.665cm" svg:x="34.252cm" svg:y="8.2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65cm" svg:height="1.665cm" svg:x="35.912cm" svg:y="8.2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664cm" svg:height="1.665cm" svg:x="34.252cm" svg:y="11.5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665cm" svg:height="1.665cm" svg:x="35.912cm" svg:y="11.55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3.493cm" svg:height="1.905cm" svg:x="11.612cm" svg:y="10.1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2" draw:layer="layout" svg:width="3.493cm" svg:height="1.905cm" svg:x="28.612cm" svg:y="10.0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1" draw:layer="layout" svg:width="2.407cm" svg:height="0.972cm" svg:x="15.47cm" svg:y="7.495cm">
          <draw:text-box>
            <text:p><text:span text:style-name="T4">chunk</text:span></text:p>
          </draw:text-box>
        </draw:frame>
        <draw:frame draw:style-name="gr16" draw:text-style-name="P11" draw:layer="layout" svg:width="2.407cm" svg:height="0.972cm" svg:x="15.471cm" svg:y="9.695cm">
          <draw:text-box>
            <text:p><text:span text:style-name="T4">chunk</text:span></text:p>
          </draw:text-box>
        </draw:frame>
        <draw:frame draw:style-name="gr16" draw:text-style-name="P11" draw:layer="layout" svg:width="2.407cm" svg:height="0.972cm" svg:x="15.472cm" svg:y="11.795cm">
          <draw:text-box>
            <text:p><text:span text:style-name="T4">chunk</text:span></text:p>
          </draw:text-box>
        </draw:frame>
        <draw:frame draw:style-name="gr16" draw:text-style-name="P11" draw:layer="layout" svg:width="2.407cm" svg:height="0.972cm" svg:x="15.473cm" svg:y="13.995cm">
          <draw:text-box>
            <text:p><text:span text:style-name="T4">chunk</text:span></text:p>
          </draw:text-box>
        </draw:frame>
        <draw:frame draw:style-name="gr17" draw:text-style-name="P11" draw:layer="layout" svg:width="4.947cm" svg:height="0.971cm" svg:x="28.055cm" svg:y="12.242cm">
          <draw:text-box>
            <text:p><text:span text:style-name="T4">concatenate</text:span></text:p>
          </draw:text-box>
        </draw:frame>
        <draw:frame draw:style-name="gr18" draw:text-style-name="P14" draw:layer="layout" svg:width="10.16cm" svg:height="3.279cm" svg:x="2.587cm" svg:y="14.982cm">
          <draw:text-box>
            <text:p text:style-name="P13"><text:span text:style-name="T7">We pass the ragged array</text:span></text:p>
            <text:p text:style-name="P13"><text:span text:style-name="T7">and the </text:span><text:span text:style-name="T8">chunk</text:span><text:span text:style-name="T7"> function to </text:span><text:span text:style-name="T8">apply_ragged</text:span></text:p>
          </draw:text-box>
        </draw:frame>
        <draw:frame draw:style-name="gr19" draw:text-style-name="P14" draw:layer="layout" svg:width="10.16cm" svg:height="3.593cm" svg:x="16.24cm" svg:y="15.77cm">
          <draw:text-box>
            <text:p text:style-name="P13"><text:span text:style-name="T7">Each contiguous segment of the ragged array is chunked independently</text:span></text:p>
          </draw:text-box>
        </draw:frame>
        <draw:frame draw:style-name="gr20" draw:text-style-name="P14" draw:layer="layout" svg:width="10.16cm" svg:height="4.707cm" svg:x="27.987cm" svg:y="15.587cm">
          <draw:text-box>
            <text:p text:style-name="P13"><text:span text:style-name="T2">apply_ragged</text:span><text:span text:style-name="T7"> concatenates the outputs of each </text:span><text:span text:style-name="T2">chunk</text:span><text:span text:style-name="T7"> invocation and returns the resul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xkcd Script" svg:font-family="'xkcd Script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0T12:29:40.815339700</meta:creation-date>
    <dc:date>2023-06-26T10:31:54.489611479</dc:date>
    <meta:editing-duration>PT4H32M7S</meta:editing-duration>
    <meta:editing-cycles>24</meta:editing-cycles>
    <meta:generator>LibreOffice/7.3.7.2$Linux_X86_64 LibreOffice_project/30$Build-2</meta:generator>
    <meta:document-statistic meta:object-count="56"/>
  </office:meta>
</office:document-meta>
</file>